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nerLinkDAOImpl.setMyEPR( Eleme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tnerLinkDAOImpl.getMyRo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PartnerLinkDAO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tnerLinkDAOImpl.getPartner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setPartnerEPR( Eleme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tnerLinkDAOImpl.getPartnerLin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getPartnerRo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getPartnerLinkMode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PartnerLinkDAOImpl( int modelId , String name , String myRole , String partner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tnerLinkDAOImpl.setPartnerSessionId( String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getMy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setMyRoleServiceName( QName svc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getMyRoleServic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getPartnerEP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tnerLinkDAOImpl.setScope( ScopeDAOImpl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getMyEP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tnerLinkDAOImpl.setMySessionId( String 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